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307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1264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1516in"/>
    </style:style>
    <style:style style:name="co11" style:family="table-column">
      <style:table-column-properties fo:break-before="auto" style:column-width="0.7146in"/>
    </style:style>
    <style:style style:name="co12" style:family="table-column">
      <style:table-column-properties fo:break-before="auto" style:column-width="0.5189in"/>
    </style:style>
    <style:style style:name="co13" style:family="table-column">
      <style:table-column-properties fo:break-before="auto" style:column-width="0.202in"/>
    </style:style>
    <style:style style:name="co14" style:family="table-column">
      <style:table-column-properties fo:break-before="auto" style:column-width="0.628in"/>
    </style:style>
    <style:style style:name="co15" style:family="table-column">
      <style:table-column-properties fo:break-before="auto" style:column-width="0.1291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0.3209in"/>
    </style:style>
    <style:style style:name="co18" style:family="table-column">
      <style:table-column-properties fo:break-before="auto" style:column-width="0.2602in"/>
    </style:style>
    <style:style style:name="co19" style:family="table-column">
      <style:table-column-properties fo:break-before="auto" style:column-width="0.3555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7" style:family="table-cell" style:parent-style-name="Default">
      <style:table-cell-properties fo:background-color="#dddddd" fo:padding="0.028in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3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63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5" table:number-columns-repeated="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5.7921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0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45" calcext:value-type="float">
            <text:p>1.04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8]" office:value-type="float" office:value="4.08" calcext:value-type="float">
            <text:p>4.08</text:p>
          </table:table-cell>
          <table:table-cell table:style-name="ce124" table:formula="of:=[.E68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5]" office:value-type="float" office:value="4.17" calcext:value-type="float">
            <text:p>4.17</text:p>
          </table:table-cell>
          <table:table-cell table:style-name="ce124" table:formula="of:=[.E75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1" calcext:value-type="float">
            <text:p>9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11]" office:value-type="float" office:value="9.34" calcext:value-type="float">
            <text:p>9.34</text:p>
          </table:table-cell>
          <table:table-cell table:style-name="ce124" table:formula="of:=[.E111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72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74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83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Via Samaria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4" calcext:value-type="float">
            <text:p>4.04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1" calcext:value-type="float">
            <text:p>2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57]" office:value-type="float" office:value="10.07" calcext:value-type="float">
            <text:p>10.07</text:p>
          </table:table-cell>
          <table:table-cell table:style-name="ce124" table:formula="of:=[.E257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84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86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99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9" calcext:value-type="float">
            <text:p>5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24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26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27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28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38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72" calcext:value-type="float">
            <text:p>9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9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7" calcext:value-type="float">
            <text:p>9.80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1" calcext:value-type="float">
            <text:p>9.8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809" calcext:value-type="float">
            <text:p>9.80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" calcext:value-type="float">
            <text:p>9.810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1" calcext:value-type="float">
            <text:p>9.81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371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815" calcext:value-type="float">
            <text:p>9.8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6" calcext:value-type="float">
            <text:p>9.8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7" calcext:value-type="float">
            <text:p>9.8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818" calcext:value-type="float">
            <text:p>9.8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9" calcext:value-type="float">
            <text:p>9.8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4" calcext:value-type="float">
            <text:p>9.8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" calcext:value-type="float">
            <text:p>9.8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821" calcext:value-type="float">
            <text:p>9.82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Grosse Volksmenge hat nichts zu essen (Die Speisung der Viertausend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5" calcext:value-type="float">
            <text:p>9.8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6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9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0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1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4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6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6" calcext:value-type="float">
            <text:p>12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zwei Tagen ist das Passah (und die Kreuzigung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2"/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13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14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1" calcext:value-type="float">
            <text:p>8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41" calcext:value-type="float">
            <text:p>17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Sohn des Menschen wird überliefert in des Menschen Hände (2. Ankündigung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99" calcext:value-type="float">
            <text:p>17.99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47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63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7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2"/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15" calcext:value-type="float">
            <text:p>18.315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486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00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02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03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16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391" calcext:value-type="float">
            <text:p>12.39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32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7" calcext:value-type="float">
            <text:p>13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, wann Reich komm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6" calcext:value-type="float">
            <text:p>22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7" calcext:value-type="float">
            <text:p>22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2" calcext:value-type="float">
            <text:p>12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8" calcext:value-type="float">
            <text:p>22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71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/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2" calcext:value-type="float">
            <text:p>14.5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3" calcext:value-type="float">
            <text:p>14.5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511" calcext:value-type="float">
            <text:p>18.5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512" calcext:value-type="float">
            <text:p>18.5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7" calcext:value-type="float">
            <text:p>18.15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3" calcext:value-type="float">
            <text:p>18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4" calcext:value-type="float">
            <text:p>18.28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6" calcext:value-type="float">
            <text:p>18.28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1" calcext:value-type="float">
            <text:p>27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7" calcext:value-type="float">
            <text:p>18.28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8" calcext:value-type="float">
            <text:p>18.2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9" calcext:value-type="float">
            <text:p>15.0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289" calcext:value-type="float">
            <text:p>18.28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29" calcext:value-type="float">
            <text:p>24.29</text:p>
          </table:table-cell>
          <table:table-cell table:style-name="ce132"/>
          <table:table-cell table:style-name="ce142"/>
          <table:table-cell table:style-name="ce125" office:value-type="float" office:value="24.31" calcext:value-type="float">
            <text:p>24.31</text:p>
          </table:table-cell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/>
          <table:table-cell table:style-name="ce125" office:value-type="float" office:value="17.37" calcext:value-type="float">
            <text:p>17.3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Reich Gottes und die Wiederkunft des Menschensohn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ann komm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urpurmantel [offb 17:3-4, 18:12, 18:16]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21" calcext:value-type="float">
            <text:p>15.3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3" office:value-type="float" office:value="15.211" calcext:value-type="float">
            <text:p>15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 kommen an den Ort, genannt Schädelstät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übergehende lästern ihn. [Offb 16:9,11,21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01" calcext:value-type="float">
            <text:p>24.0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05" calcext:value-type="float">
            <text:p>20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ster Wochenta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01" calcext:value-type="float">
            <text:p>24.0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4" calcext:value-type="float">
            <text:p>27.6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89" calcext:value-type="float">
            <text:p>15.4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5" calcext:value-type="float">
            <text:p>28.005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3" office:value-type="float" office:value="16.005" calcext:value-type="float">
            <text:p>16.005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4" calcext:value-type="float">
            <text:p>20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5" calcext:value-type="float">
            <text:p>24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5" calcext:value-type="float">
            <text:p>20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5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6" calcext:value-type="float">
            <text:p>20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r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7" calcext:value-type="float">
            <text:p>28.09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" calcext:value-type="float">
            <text:p>28.0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131" calcext:value-type="float">
            <text:p>24.1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6" calcext:value-type="float">
            <text:p>20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di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6" calcext:value-type="float">
            <text:p>28.1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7" calcext:value-type="float">
            <text:p>24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9" calcext:value-type="float">
            <text:p>24.0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9" calcext:value-type="float">
            <text:p>20.0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" calcext:value-type="float">
            <text:p>20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 (verwundert sich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2" calcext:value-type="float">
            <text:p>20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«Emmausjünger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1" calcext:value-type="float">
            <text:p>20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1" calcext:value-type="float">
            <text:p>20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nicht geglaubt ha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6" calcext:value-type="float">
            <text:p>28.0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23" calcext:value-type="float">
            <text:p>24.0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2" calcext:value-type="float">
            <text:p>20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3" calcext:value-type="float">
            <text:p>20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Elf gingen zum Berg i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eilung der zehn Aussätzi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/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/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875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698"/>
      </table:named-expressions>
      <table:database-ranges>
        <table:database-range table:name="SortierRange" table:target-range-address="Parallelstellen.C2:Parallelstellen.AM698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698" table:contains-header="false">
          <table:sort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16:06:21.6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6T20:35:45.283000000</meta:creation-date>
    <dc:date>2022-01-01T16:18:13.930000000</dc:date>
    <meta:editing-duration>P6DT4H45S</meta:editing-duration>
    <meta:editing-cycles>650</meta:editing-cycles>
    <meta:generator>LibreOffice/7.0.0.3$Windows_X86_64 LibreOffice_project/8061b3e9204bef6b321a21033174034a5e2ea88e</meta:generator>
    <meta:document-statistic meta:table-count="1" meta:cell-count="4383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